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06" calcext:value-type="date">
            <text:p>01/06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07" calcext:value-type="date">
            <text:p>01/07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08" calcext:value-type="date">
            <text:p>01/08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09" calcext:value-type="date">
            <text:p>01/09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10" calcext:value-type="date">
            <text:p>01/10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32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22:01:34.1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01T22:18:26.033000000</dc:date>
    <meta:editing-duration>PT15H28M23S</meta:editing-duration>
    <meta:editing-cycles>216</meta:editing-cycles>
    <meta:generator>LibreOffice/7.2.4.1$Windows_X86_64 LibreOffice_project/27d75539669ac387bb498e35313b970b7fe9c4f9</meta:generator>
    <meta:document-statistic meta:table-count="1" meta:cell-count="6081" meta:object-count="0"/>
  </office:meta>
</office:document-meta>
</file>